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3" style:family="table">
      <style:table-properties style:width="15.002cm" fo:margin-left="0.624cm" table:align="left"/>
    </style:style>
    <style:style style:name="Tabella3.A" style:family="table-column">
      <style:table-column-properties style:column-width="8.251cm"/>
    </style:style>
    <style:style style:name="Tabella3.B" style:family="table-column">
      <style:table-column-properties style:column-width="6.75cm"/>
    </style:style>
    <style:style style:name="Tabella3.A1" style:family="table-cell">
      <style:table-cell-properties fo:padding-left="0.123cm" fo:padding-right="0.123cm" fo:padding-top="0cm" fo:padding-bottom="0cm" fo:border="none"/>
    </style:style>
    <style:style style:name="Tabella4" style:family="table">
      <style:table-properties style:width="16.002cm" fo:margin-left="0.626cm" table:align="left"/>
    </style:style>
    <style:style style:name="Tabella4.A" style:family="table-column">
      <style:table-column-properties style:column-width="7.625cm"/>
    </style:style>
    <style:style style:name="Tabella4.B" style:family="table-column">
      <style:table-column-properties style:column-width="8.377cm"/>
    </style:style>
    <style:style style:name="Tabella4.A1" style:family="table-cell">
      <style:table-cell-properties fo:padding-left="0.125cm" fo:padding-right="0.125cm" fo:padding-top="0cm" fo:padding-bottom="0cm" fo:border="none"/>
    </style:style>
    <style:style style:name="P1" style:family="paragraph" style:parent-style-name="Piè_20_di_20_pagina">
      <style:paragraph-properties fo:text-align="center" style:justify-single-word="false"/>
    </style:style>
    <style:style style:name="P2" style:family="paragraph" style:parent-style-name="Normale">
      <style:text-properties fo:font-size="7pt" style:letter-kerning="true" style:font-size-asian="7pt" style:language-asian="ar" style:country-asian="SA" style:font-size-complex="7pt" style:font-weight-complex="bold"/>
    </style:style>
    <style:style style:name="P3" style:family="paragraph" style:parent-style-name="Normale">
      <style:paragraph-properties fo:text-align="justify" style:justify-single-word="false"/>
      <style:text-properties fo:font-size="11pt" style:font-size-asian="11pt"/>
    </style:style>
    <style:style style:name="P4" style:family="paragraph" style:parent-style-name="Normale">
      <style:paragraph-properties fo:text-align="end" style:justify-single-word="false"/>
      <style:text-properties fo:font-size="11pt" style:font-size-asian="11pt"/>
    </style:style>
    <style:style style:name="P5" style:family="paragraph" style:parent-style-name="Normale">
      <style:paragraph-properties fo:margin-left="0.501cm" fo:margin-right="0.499cm" fo:line-height="200%" fo:text-align="justify" style:justify-single-word="false" fo:text-indent="0cm" style:auto-text-indent="false">
        <style:tab-stops/>
      </style:paragraph-properties>
    </style:style>
    <style:style style:name="P6" style:family="paragraph" style:parent-style-name="Normale">
      <style:paragraph-properties fo:margin-left="0.501cm" fo:margin-right="0.499cm" fo:line-height="200%" fo:text-align="justify" style:justify-single-word="false" fo:text-indent="0cm" style:auto-text-indent="false" style:vertical-align="auto">
        <style:tab-stops/>
      </style:paragraph-properties>
    </style:style>
    <style:style style:name="P7"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font-weight="bold" style:font-size-asian="11pt" style:font-weight-asian="bold" style:font-weight-complex="bold"/>
    </style:style>
    <style:style style:name="P8"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style:font-size-asian="11pt"/>
    </style:style>
    <style:style style:name="P9" style:family="paragraph" style:parent-style-name="Normale">
      <style:paragraph-properties fo:margin-left="0.501cm" fo:margin-right="0.499cm" fo:line-height="200%" fo:text-indent="0cm" style:auto-text-indent="false">
        <style:tab-stops/>
      </style:paragraph-properties>
      <style:text-properties fo:font-size="11pt" style:font-size-asian="11pt"/>
    </style:style>
    <style:style style:name="P10"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style:font-size-asian="11pt" style:font-weight-complex="bold"/>
    </style:style>
    <style:style style:name="P11"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font-style="italic" fo:background-color="#ffff00" style:font-size-asian="11pt" style:font-style-asian="italic"/>
    </style:style>
    <style:style style:name="P12"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background-color="#00ff00" style:font-size-asian="11pt"/>
    </style:style>
    <style:style style:name="P13" style:family="paragraph" style:parent-style-name="Normale">
      <style:paragraph-properties fo:margin-left="0.501cm" fo:margin-right="0.499cm" fo:margin-top="0.212cm" fo:margin-bottom="0cm" style:contextual-spacing="false" fo:line-height="200%" fo:text-align="justify" style:justify-single-word="false" fo:text-indent="0cm" style:auto-text-indent="false">
        <style:tab-stops/>
      </style:paragraph-properties>
      <style:text-properties fo:font-size="11pt" style:font-size-asian="11pt"/>
    </style:style>
    <style:style style:name="P14"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fo:font-style="italic" fo:background-color="#ffff00" style:font-size-asian="11pt" style:font-style-asian="italic" style:font-size-complex="11pt" style:font-style-complex="italic"/>
    </style:style>
    <style:style style:name="P15"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style:font-size-asian="11pt" style:font-size-complex="11pt"/>
    </style:style>
    <style:style style:name="P16"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style>
    <style:style style:name="P17" style:family="paragraph" style:parent-style-name="Normale">
      <style:paragraph-properties fo:margin-left="0.501cm" fo:margin-right="0.501cm" fo:line-height="150%" fo:text-align="center" style:justify-single-word="false" fo:text-indent="0cm" style:auto-text-indent="false">
        <style:tab-stops/>
      </style:paragraph-properties>
      <style:text-properties fo:font-size="11pt" style:font-size-asian="11pt"/>
    </style:style>
    <style:style style:name="P18" style:family="paragraph" style:parent-style-name="Normale">
      <style:paragraph-properties fo:margin-left="0.501cm" fo:margin-right="0.501cm" fo:line-height="150%" fo:text-align="justify" style:justify-single-word="false" fo:text-indent="0cm" style:auto-text-indent="false">
        <style:tab-stops/>
      </style:paragraph-properties>
      <style:text-properties fo:font-size="11pt" style:font-size-asian="11pt"/>
    </style:style>
    <style:style style:name="P19" style:family="paragraph" style:parent-style-name="Normale">
      <style:paragraph-properties fo:margin-left="0.501cm" fo:margin-right="0.501cm" fo:line-height="150%" fo:text-align="center" style:justify-single-word="false" fo:text-indent="0cm" style:auto-text-indent="false">
        <style:tab-stops/>
      </style:paragraph-properties>
      <style:text-properties fo:font-size="11pt" fo:font-weight="bold" style:font-size-asian="11pt" style:font-weight-asian="bold"/>
    </style:style>
    <style:style style:name="P20" style:family="paragraph" style:parent-style-name="Normale">
      <style:paragraph-properties fo:margin-left="0cm" fo:margin-right="0.499cm" fo:line-height="200%" fo:text-align="justify" style:justify-single-word="false" fo:text-indent="0cm" style:auto-text-indent="false"/>
    </style:style>
    <style:style style:name="P21" style:family="paragraph" style:parent-style-name="Normale">
      <style:paragraph-properties fo:text-align="end" style:justify-single-word="false"/>
      <style:text-properties fo:font-size="11pt" officeooo:paragraph-rsid="0007233d" style:font-size-asian="11pt"/>
    </style:style>
    <style:style style:name="P22" style:family="paragraph" style:parent-style-name="Normale" style:master-page-name="MPF0">
      <style:paragraph-properties fo:margin-left="0.501cm" fo:margin-right="0.499cm" fo:line-height="200%" fo:text-align="justify" style:justify-single-word="false" fo:text-indent="0cm" style:auto-text-indent="false" style:page-number="auto" fo:break-before="page">
        <style:tab-stops/>
      </style:paragraph-properties>
    </style:style>
    <style:style style:name="P23" style:family="paragraph" style:parent-style-name="Normale">
      <style:paragraph-properties fo:margin-left="0.501cm" fo:margin-right="0.499cm" fo:line-height="200%" fo:text-align="center" style:justify-single-word="false" fo:text-indent="0cm" style:auto-text-indent="false">
        <style:tab-stops/>
      </style:paragraph-properties>
      <style:text-properties fo:font-size="11pt" fo:font-weight="bold" style:font-size-asian="11pt" style:font-weight-asian="bold"/>
    </style:style>
    <style:style style:name="P24" style:family="paragraph" style:parent-style-name="Footer">
      <style:paragraph-properties fo:text-align="center" style:justify-single-word="false"/>
    </style:style>
    <style:style style:name="P25" style:family="paragraph" style:parent-style-name="Piè_20_di_20_pagina">
      <style:paragraph-properties fo:text-align="center" style:justify-single-word="false"/>
      <style:text-properties officeooo:rsid="0006f1f4" officeooo:paragraph-rsid="0006f1f4"/>
    </style:style>
    <style:style style:name="P26" style:family="paragraph">
      <style:paragraph-properties fo:text-align="justify"/>
    </style:style>
    <style:style style:name="P27" style:family="paragraph">
      <style:paragraph-properties fo:margin-left="0cm" fo:margin-right="0cm" fo:text-align="start" fo:text-indent="0cm">
        <style:tab-stops/>
      </style:paragraph-properties>
    </style:style>
    <style:style style:name="P28" style:family="paragraph">
      <style:paragraph-properties style:writing-mode="lr-tb"/>
    </style:style>
    <style:style style:name="T1" style:family="text">
      <style:text-properties fo:font-size="12pt" fo:font-weight="bold" style:font-size-asian="12pt" style:font-weight-asian="bold"/>
    </style:style>
    <style:style style:name="T2" style:family="text">
      <style:text-properties fo:font-size="12pt" fo:font-weight="bold" style:font-size-asian="12pt" style:font-weight-asian="bold" style:font-weight-complex="bold"/>
    </style:style>
    <style:style style:name="T3" style:family="text">
      <style:text-properties fo:font-size="12pt" style:font-size-asian="12pt" style:font-size-complex="12pt"/>
    </style:style>
    <style:style style:name="T4" style:family="text">
      <style:text-properties fo:font-size="11pt" fo:font-weight="bold" style:font-size-asian="11pt" style:font-weight-asian="bold"/>
    </style:style>
    <style:style style:name="T5" style:family="text">
      <style:text-properties fo:font-size="11pt" fo:font-weight="bold" style:font-size-asian="11pt" style:font-weight-asian="bold" style:font-weight-complex="bold"/>
    </style:style>
    <style:style style:name="T6" style:family="text">
      <style:text-properties fo:font-size="11pt" fo:font-weight="bold" officeooo:rsid="0006f1f4" style:font-size-asian="11pt" style:font-weight-asian="bold"/>
    </style:style>
    <style:style style:name="T7" style:family="text">
      <style:text-properties fo:font-size="11pt" fo:font-weight="bold" fo:background-color="#00ff00" style:font-size-asian="11pt" style:font-weight-asian="bold"/>
    </style:style>
    <style:style style:name="T8" style:family="text">
      <style:text-properties fo:font-size="11pt" style:font-size-asian="11pt"/>
    </style:style>
    <style:style style:name="T9" style:family="text">
      <style:text-properties fo:font-size="11pt" style:font-size-asian="11pt" style:font-weight-complex="bold"/>
    </style:style>
    <style:style style:name="T10" style:family="text">
      <style:text-properties fo:font-size="11pt" officeooo:rsid="0006f1f4" style:font-size-asian="11pt" style:font-weight-complex="bold"/>
    </style:style>
    <style:style style:name="T11" style:family="text">
      <style:text-properties fo:font-size="11pt" style:font-size-asian="11pt" style:font-size-complex="11pt"/>
    </style:style>
    <style:style style:name="T12" style:family="text">
      <style:text-properties fo:font-size="11pt" officeooo:rsid="0007233d" style:font-size-asian="11pt"/>
    </style:style>
    <style:style style:name="T13" style:family="text">
      <style:text-properties fo:font-size="11pt" style:text-underline-style="solid" style:text-underline-width="auto" style:text-underline-color="font-color" style:text-underline-mode="continuous" style:text-overline-mode="continuous" style:text-line-through-mode="continuous" style:font-size-asian="11pt"/>
    </style:style>
    <style:style style:name="T14"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15" style:family="text">
      <style:text-properties fo:font-size="11pt" fo:background-color="#00ff00" style:font-size-asian="11pt"/>
    </style:style>
    <style:style style:name="T16" style:family="text">
      <style:text-properties fo:font-size="11pt" fo:background-color="#00ff00" style:font-size-asian="11pt" style:font-size-complex="11pt"/>
    </style:style>
    <style:style style:name="T17" style:family="text">
      <style:text-properties fo:font-size="11pt" fo:font-style="italic" fo:background-color="#ffff00" style:font-size-asian="11pt" style:font-style-asian="italic"/>
    </style:style>
    <style:style style:name="T18" style:family="text">
      <style:text-properties fo:font-size="11pt" fo:font-style="italic" fo:background-color="#ffff00" style:font-size-asian="11pt" style:font-style-asian="italic" style:font-size-complex="11pt" style:font-style-complex="italic"/>
    </style:style>
    <style:style style:name="T19" style:family="text">
      <style:text-properties fo:font-size="11pt" fo:background-color="#ffff00" style:font-size-asian="11pt"/>
    </style:style>
    <style:style style:name="T20" style:family="text">
      <style:text-properties fo:font-size="11pt" fo:background-color="#ffff00" style:font-size-asian="11pt" style:font-size-complex="11pt"/>
    </style:style>
    <style:style style:name="T21" style:family="text">
      <style:text-properties fo:font-size="11pt" fo:font-weight="normal" officeooo:rsid="0006f1f4" style:font-size-asian="11pt" style:font-weight-asian="normal" style:font-weight-complex="normal"/>
    </style:style>
    <style:style style:name="T22" style:family="text">
      <style:text-properties officeooo:rsid="0007233d"/>
    </style:style>
    <style:style style:name="T23" style:family="text"/>
    <style:style style:name="T24" style:family="text">
      <style:text-properties style:font-name="Arial" fo:font-size="22pt" fo:font-weight="bold" style:font-size-asian="22pt" style:font-weight-asian="bold"/>
    </style:style>
    <style:style style:name="T25" style:family="text">
      <style:text-properties fo:font-size="16pt" fo:font-style="italic" style:font-size-asian="16pt" style:font-style-asian="italic"/>
    </style:style>
    <style:style style:name="T26" style:family="text">
      <style:text-properties fo:font-size="12pt" fo:font-style="italic" fo:font-weight="normal" style:font-size-asian="12pt" style:font-style-asian="italic" style:font-weight-asian="normal" style:font-size-complex="12pt" style:font-weight-complex="bold"/>
    </style:style>
    <style:style style:name="T27" style:family="text">
      <style:text-properties fo:color="#80808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writing-mode="lr-tb">
        <style:background-image/>
      </style:graphic-properties>
    </style:style>
    <style:style style:name="fr2"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draw:textarea-vertical-align="top" draw:auto-grow-height="false" draw:auto-grow-width="false" fo:min-height="8.767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Car._20_predefinito_20_paragrafo"><text:span text:style-name="T2">Permesso di costruire</text:span></text:span><text:span text:style-name="Car._20_predefinito_20_paragrafo"><text:span text:style-name="T1"> <text:s text:c="76"/></text:span></text:span><text:span text:style-name="Car._20_predefinito_20_paragrafo"><text:span text:style-name="T4">Prot. n. ________</text:span></text:span></text:p>
      <text:p text:style-name="P5"><text:span text:style-name="Car._20_predefinito_20_paragrafo"><text:span text:style-name="T5">Oggetto:</text:span></text:span><text:span text:style-name="Car._20_predefinito_20_paragrafo"><text:span text:style-name="T8"> Opere di variante al permesso di costruire n.* del* relativa a </text:span></text:span>[oggetto]<text:span text:style-name="Car._20_predefinito_20_paragrafo"><text:span text:style-name="T8"> sito in Savona, </text:span></text:span>[ubicazione]<text:span text:style-name="Car._20_predefinito_20_paragrafo"><text:span text:style-name="T8">.</text:span></text:span></text:p>
      <text:p text:style-name="P5"><text:span text:style-name="Car._20_predefinito_20_paragrafo"><text:span text:style-name="T4">Richiedent</text:span></text:span><text:span text:style-name="Car._20_predefinito_20_paragrafo"><text:span text:style-name="T6">i</text:span></text:span><text:span text:style-name="Car._20_predefinito_20_paragrafo"><text:span text:style-name="T8">:</text:span></text:span>[elenco_richiedenti]</text:p>
      <text:h text:style-name="Heading_20_2" text:outline-level="2">IL DIRIGENTE</text:h>
      <text:p text:style-name="P5"><text:span text:style-name="Car._20_predefinito_20_paragrafo"><text:span text:style-name="T4">Premesso:</text:span></text:span></text:p>
      <text:p text:style-name="P5"><text:span text:style-name="Car._20_predefinito_20_paragrafo"><text:span text:style-name="T8">- che il sig. </text:span></text:span>[elenco_richiedenti]<text:span text:style-name="Car._20_predefinito_20_paragrafo"><text:span text:style-name="T8"> presentava istanza di variante al permesso di costruire n.* del* relativa a </text:span></text:span>[oggetto]<text:span text:style-name="Car._20_predefinito_20_paragrafo"><text:span text:style-name="T8"> sito in Savona, </text:span></text:span>[ubicazione]<text:span text:style-name="Car._20_predefinito_20_paragrafo"><text:span text:style-name="T8"> e censiti al NCT/NCEU di Savona al </text:span></text:span>[elenco_ct]<text:span text:style-name="Car._20_predefinito_20_paragrafo"><text:span text:style-name="T8">;</text:span></text:span></text:p>
      <text:p text:style-name="P5"><text:span text:style-name="Car._20_predefinito_20_paragrafo"><text:span text:style-name="T8">- che detta istanza del </text:span></text:span>[data_presentazione]<text:span text:style-name="Car._20_predefinito_20_paragrafo"><text:span text:style-name="T8"> veniva recepita in atti il </text:span></text:span>[data_protocollo]<text:span text:style-name="Car._20_predefinito_20_paragrafo"><text:span text:style-name="T8"> al protocollo n° </text:span></text:span>[protocollo]<text:span text:style-name="Car._20_predefinito_20_paragrafo"><text:span text:style-name="T8"> del </text:span></text:span>[data_protocollo]<text:span text:style-name="Car._20_predefinito_20_paragrafo"><text:span text:style-name="T8">;</text:span></text:span></text:p>
      <text:p text:style-name="P7">Considerato che l’intervento in oggetto riguarda un immobile/un area <text:s/>compreso in:</text:p>
      <text:p text:style-name="P5"><text:span text:style-name="Car._20_predefinito_20_paragrafo"><text:span text:style-name="T9">- </text:span></text:span><text:span text:style-name="Car._20_predefinito_20_paragrafo"><text:span text:style-name="T10">[zona_piano_6]</text:span></text:span><text:span text:style-name="Car._20_predefinito_20_paragrafo"><text:span text:style-name="T9"> sub-ambito </text:span></text:span><text:span text:style-name="Car._20_predefinito_20_paragrafo"><text:span text:style-name="T10">[zone_piano_7]</text:span></text:span><text:span text:style-name="Car._20_predefinito_20_paragrafo"><text:span text:style-name="T9"> del </text:span></text:span><text:span text:style-name="Car._20_predefinito_20_paragrafo"><text:span text:style-name="T8">Piano Urbanistico Comunale (PUC) vigente;</text:span></text:span></text:p>
      <text:p text:style-name="P8">- ambito assoggettato dal Piano territoriale di coordinamento paesistico, approvato con deliberazione del Consiglio Regionale n° 6 del 26 febbraio 1990, ai seguenti regimi :</text:p>
      <text:p text:style-name="P5"><text:span text:style-name="Car._20_predefinito_20_paragrafo"><text:span text:style-name="T4">Assetto insediativo<text:tab/><text:tab/></text:span></text:span><text:span text:style-name="Car._20_predefinito_20_paragrafo"><text:span text:style-name="T21">[zone_piano_4]</text:span></text:span></text:p>
      <text:p text:style-name="P5"><text:span text:style-name="Car._20_predefinito_20_paragrafo"><text:span text:style-name="T4">Assetto Vegetazionale<text:tab/><text:tab/></text:span></text:span><text:span text:style-name="Car._20_predefinito_20_paragrafo"><text:span text:style-name="T21">[zone_piano_5]</text:span></text:span></text:p>
      <text:p text:style-name="P5"><text:span text:style-name="Car._20_predefinito_20_paragrafo"><text:span text:style-name="T4">Assetto Geomorfologico<text:tab/></text:span></text:span><text:span text:style-name="Car._20_predefinito_20_paragrafo"><text:span text:style-name="T21">[zone_piano_3]</text:span></text:span></text:p>
      <text:p text:style-name="P5"><text:span text:style-name="Car._20_predefinito_20_paragrafo"><text:span text:style-name="T8">????????????? </text:span></text:span><text:span text:style-name="Car._20_predefinito_20_paragrafo"><text:span text:style-name="T13">(da mettere solo in caso di vincolo paesaggistico)</text:span></text:span><text:span text:style-name="Car._20_predefinito_20_paragrafo"><text:span text:style-name="T8"> - zona sottoposta a vincolo paesaggistico ai sensi dell’art. 142 del D.Lgs. 22 gennaio 2004, n. 42 (specificare tipo di vincolo);</text:span></text:span></text:p>
      <text:p text:style-name="P5"><text:span text:style-name="Car._20_predefinito_20_paragrafo"><text:span text:style-name="T8">????????????? </text:span></text:span><text:span text:style-name="Car._20_predefinito_20_paragrafo"><text:span text:style-name="T13">(da mettere solo in caso di vincolo architettonico)</text:span></text:span><text:span text:style-name="Car._20_predefinito_20_paragrafo"><text:span text:style-name="T8"> - immobile sottoposto a vincolo architettonico <text:s/>ai sensi della parte II titolo I del D.Lgs. 22 gennaio 2004, n. 42;</text:span></text:span></text:p>
      <text:p text:style-name="P5"><text:soft-page-break/><text:span text:style-name="Car._20_predefinito_20_paragrafo"><text:span text:style-name="T8">????????????? (</text:span></text:span><text:span text:style-name="Car._20_predefinito_20_paragrafo"><text:span text:style-name="T13">da mettere solo in caso di vincolo idrogeologico) </text:span></text:span><text:span text:style-name="Car._20_predefinito_20_paragrafo"><text:span text:style-name="T8">area sottoposte a vincolo idrogeologico, ai sensi della L.R. n. 4 del 22.01.1999;</text:span></text:span></text:p>
      <text:p text:style-name="P8">?????????????? (vedere piani di bacino) - zona ricompresa nella fascia di inondabilità di tipo (A - B - C - storicamente inondata non indagata) - di cui all’art. 12, comma 2, lettera a, <text:s/>delle N.d.A dei vigenti Piani di Bacino;.</text:p>
      <text:p text:style-name="P8">?????????????? (vedere piani di bacino) - zona ricompresa nella area a suscettività al dissesto ( molto elevata - elevata - media - bassa - molto bassa <text:s/>- di cui all’art. 12, comma 2, lettera b, delle N.d.A dei vigenti Piani di Bacino;.</text:p>
      <text:p text:style-name="P8">?????????????? (in caso di area di proprietà del demanio marittimo) - area ricadente entro l'ambito demaniale marittimo e ricompresa nella fascia di rispetto ex art. 55 del Codice di Navigazione.</text:p>
      <text:p text:style-name="P13">?????????????? - area ricompresa nella fascia di rispetto ex art. 55 del Codice di Navigazione.</text:p>
      <text:p text:style-name="P8">?????????????? - zona di salvaguardia posta in prossimità della linea doganale e nel mare territoriale, ai sensi e per gli effetti dell’articolo 19 del decreto legislativo 8 novembre 1990, n. 374 </text:p>
      <text:p text:style-name="P13">?????????????? - zona ……….</text:p>
      <text:p text:style-name="P5"><text:span text:style-name="Car._20_predefinito_20_paragrafo"><text:span text:style-name="T4">Visti:</text:span></text:span></text:p>
      <text:p text:style-name="P8">- il permesso di costruire n.* del* relativo a* </text:p>
      <text:p text:style-name="P5"><text:span text:style-name="Car._20_predefinito_20_paragrafo"><text:span text:style-name="T8">- gli elaborati di progetto delle opere, comprendenti relazione tecnica e n° * tavol* grafiche a firma del * iscritto all'Ordine/Collegio *della Provincia di * recepiti in atti il </text:span></text:span>[data_presentazione]<text:span text:style-name="Car._20_predefinito_20_paragrafo"><text:span text:style-name="T8"> al protocollo n° </text:span></text:span>[protocollo]<text:span text:style-name="Car._20_predefinito_20_paragrafo"><text:span text:style-name="T8"> del </text:span></text:span>[data_protocollo]<text:span text:style-name="Car._20_predefinito_20_paragrafo"><text:span text:style-name="T8">;</text:span></text:span></text:p>
      <text:p text:style-name="P5"><text:span text:style-name="Car._20_predefinito_20_paragrafo"><text:span text:style-name="T8">- </text:span></text:span>«PARERI»</text:p>
      <text:p text:style-name="P5"><text:span text:style-name="Car._20_predefinito_20_paragrafo"><text:span text:style-name="T15">- il parere * espresso dall’Azienda Sanitaria Locale n. 2 del <text:s/>Savonese - Ufficio Igiene Pubblica con nota n° * in data * recepito agli atti al prot. n. * in data *, contenente le seguenti prescrizioni: *;</text:span></text:span></text:p>
      <text:p text:style-name="P11">con dpr 380</text:p>
      <text:p text:style-name="P5"><text:soft-page-break/><text:span text:style-name="Car._20_predefinito_20_paragrafo"><text:span text:style-name="T17">(oppure)</text:span></text:span><text:span text:style-name="Car._20_predefinito_20_paragrafo"><text:span text:style-name="T19">- l'autocertificazione di conformità dell’intervento alle norme igienico-sanitarie ai sensi dell’art. 20 comma 1 del D.P.R. 380/01 e s.m.i. a firma del </text:span></text:span>[elenco_progettisti]<text:span text:style-name="Car._20_predefinito_20_paragrafo"><text:span text:style-name="T19"> sopraccitato;</text:span></text:span></text:p>
      <text:p text:style-name="P14">con l. 16/08</text:p>
      <text:p text:style-name="P16"><text:span text:style-name="Car._20_predefinito_20_paragrafo"><text:span text:style-name="T18">(oppure)</text:span></text:span><text:span text:style-name="Car._20_predefinito_20_paragrafo"><text:span text:style-name="T20">- l'attestazione sulla conformità dell’intervento alle norme di sicurezza ed igienico-sanitarie nonché a tutte le disposizioni applicabili per l’esecuzione delle opere redatta dal [elenco_progettisti] ai sensi dell’art. 31 comma 2 della Legge Regionale 6 Giugno 2008 n. 16 e s.m.i.;</text:span></text:span></text:p>
      <text:p text:style-name="P12">- il parere * espresso dal Settore Qualità e Dotazioni Urbane in data * contenente le seguenti prescrizioni: *</text:p>
      <text:p text:style-name="P5"><text:span text:style-name="Car._20_predefinito_20_paragrafo"><text:span text:style-name="T15">- il parere * espresso dal Comando di Polizia Municipale in data * contenente le seguenti prescrizioni: *</text:span></text:span></text:p>
      <text:p text:style-name="P12">- il parere preventivo rilasciato dal Comando Provinciale dei Vigili del Fuoco di Savona con nota n.* del *, recepito agli atti al prot. n. * in data *;</text:p>
      <text:p text:style-name="P5"><text:span text:style-name="Car._20_predefinito_20_paragrafo"><text:span text:style-name="T15">- il parere / autorizzazione rilasciato da * <text:s/>(caso di altri enti o uffici competenti);</text:span></text:span></text:p>
      <text:p text:style-name="P5"><text:span text:style-name="Car._20_predefinito_20_paragrafo"><text:span text:style-name="T15">- l'autorizzazione n° * del * per movimento terreno in zona vincolata idrogeologicamente, rilasciata dal Settore Qualità e Dotazioni Urbane – Servizio Ambiente ai sensi della Legge Regionale 22 gennaio 1999 n. 4</text:span></text:span><text:span text:style-name="Car._20_predefinito_20_paragrafo"><text:span text:style-name="T8">;</text:span></text:span></text:p>
      <text:p text:style-name="P5"><text:span text:style-name="Car._20_predefinito_20_paragrafo"><text:span text:style-name="T15">- l’autorizzazione dell’Agenzia delle Dogane ai sensi e per gli effetti dell’articolo 19 del decreto legislativo 8 novembre 1990, n. 374 recepita agli atti del Comune il * prot. n° * del *;</text:span></text:span></text:p>
      <text:p text:style-name="P5"><text:span text:style-name="Car._20_predefinito_20_paragrafo"><text:span text:style-name="T15">- l’autorizzazione dell’Autorità Portuale ai sensi e per gli effetti dell’articolo 55 del codice della navigazione recepita agli atti del Comune il * prot. n° * del *;</text:span></text:span></text:p>
      <text:p text:style-name="P12">- l’autorizzazione, ai sensi del D.P.R. dell’11/07/80 n. 753, rilasciata dalle Ferrovie dello Stato S.p.A. in data * e pervenuta agli atti in data * al protocollo n° * del *;</text:p>
      <text:p text:style-name="P5"><text:span text:style-name="Car._20_predefinito_20_paragrafo"><text:span text:style-name="T15">- il parere favorevole espresso dalla Provincia di Savona ai sensi dell’art. **** (art.15 rischio inondazione - art. 16 dissesto - art. 8 corsi non indagati e altri casi) della Normativa del Piano di </text:span></text:span><text:soft-page-break/><text:span text:style-name="Car._20_predefinito_20_paragrafo"><text:span text:style-name="T15">Bacino approvato in data 28.10.2002 con DC.P, n. 43 pervenuto in data * al protocollo n° * del *;</text:span></text:span></text:p>
      <text:p text:style-name="P5"><text:span text:style-name="Car._20_predefinito_20_paragrafo"><text:span text:style-name="T15">- l’autorizzazione rilasciata dalla Soprintendenza per i Beni Architettonici e Paesaggistici della Liguria </text:span></text:span><text:span text:style-name="Car._20_predefinito_20_paragrafo"><text:span text:style-name="T8">ai sensi dell’art. del D.Lgs. 22 gennaio 2004, n. 42;</text:span></text:span><text:span text:style-name="Car._20_predefinito_20_paragrafo"><text:span text:style-name="T15">con nota n.* del * , recepita agli atti al prot. n. * in data *;</text:span></text:span></text:p>
      <text:p text:style-name="P5"><text:span text:style-name="Car._20_predefinito_20_paragrafo"><text:span text:style-name="T15">- l’autorizzazione paesaggistica n. * del * rilasciata da dalla Regione Liguria - Dipartimento Pianificazione Territoriale ed Urbanistica - Ufficio tutela Paesistica con nota n.* del * , recepita agli atti al prot. n. * in data *) ai sensi dell’art. 146 <text:s/>del D.Lgs <text:s/>22 gennaio 2004 n. 42;</text:span></text:span></text:p>
      <text:p text:style-name="P5"><text:span text:style-name="Car._20_predefinito_20_paragrafo"><text:span text:style-name="T8">- il parere </text:span></text:span><text:span text:style-name="Car._20_predefinito_20_paragrafo"><text:span text:style-name="T12">[testo_ce]</text:span></text:span><text:span text:style-name="Car._20_predefinito_20_paragrafo"><text:span text:style-name="T8"> espresso dalla <text:s/>nella seduta del </text:span></text:span>[data_rilascio_ce]<text:span text:style-name="Car._20_predefinito_20_paragrafo"><text:span text:style-name="T8"> contenente le seguenti prescrizioni: </text:span></text:span>[prescrizioni_ce]</text:p>
      <text:p text:style-name="P8">- i vigenti piani territoriali di livello sovracomunale;</text:p>
      <text:p text:style-name="P5"><text:span text:style-name="Car._20_predefinito_20_paragrafo"><text:span text:style-name="T8">- lo strumento urbanistico comunale e </text:span></text:span><text:span text:style-name="Car._20_predefinito_20_paragrafo"><text:span text:style-name="T9">il regolamento edilizio </text:span></text:span><text:span text:style-name="Car._20_predefinito_20_paragrafo"><text:span text:style-name="T8">vigenti; </text:span></text:span></text:p>
      <text:p text:style-name="P10">- le vigenti leggi statali e <text:s/>regionali.</text:p>
      <text:p text:style-name="P7">Visti altresì:</text:p>
      <text:p text:style-name="P5"><text:span text:style-name="Car._20_predefinito_20_paragrafo"><text:span text:style-name="T8">- l’ulteriore documentazione prodotta da </text:span></text:span>[elenco_richiedenti]<text:span text:style-name="Car._20_predefinito_20_paragrafo"><text:span text:style-name="T8"> a richiesta del Comune e recepita in atti al n° di protocollo * in data *;</text:span></text:span></text:p>
      <text:p text:style-name="P8">- gli elaborati di progetto ad integrazione ed in parziale-totale sostituzione di quelli precedentemente prodotti, comprendenti n° * tavol* grafic* e * a firma del medesimo tecnico e recepiti in atti al n° di protocollo * in data *;</text:p>
      <text:p text:style-name="P8">- l’indagine geologico - tecnica a firma del dott. geol. *, iscritto all’Ordine Regionale dei Geologi della Liguria ; indagine recepita in atti in data * al prot. n°* del * e composta dei seguenti elaborati ****;</text:p>
      <text:p text:style-name="P8">- l’atto unilaterale d’obbligo rogato in data * dal notaio *, n° di rep. * in data * registrato a * il* e trascritto a * il *, Reg. Part. *, Reg. Ord. * con il quale <text:s/>è stato costituito vincolo pertinenziale del locale autorimessa al fabbricato sito in Savona, * ai sensi dell’art. 9 della legge 24/3/1989 n. 122;</text:p>
      <text:p text:style-name="P5"><text:soft-page-break/><text:span text:style-name="Car._20_predefinito_20_paragrafo"><text:span text:style-name="T8">- l’atto unilaterale d’obbligo rogato in data * dal notaio *, n° di rep. * in data * registrato a * il* e trascritto a * il *, Reg. Part. *, Reg. Ord. * con il quale </text:span></text:span>[elenco_richiedenti]<text:span text:style-name="Car._20_predefinito_20_paragrafo"><text:span text:style-name="T8"> si è impegnato a costituire vincolo di pertinenzialità esclusiva ed indivisibile delle autorimesse in oggetto a favore di unità immobiliari ubicate in edifici circostanti il perimetro dell’area interessata dall’intervento (edifici ricompresi nel raggio di mt. 500), impegnandosi a non alienarle separatamente dalle stesse;</text:span></text:span></text:p>
      <text:p text:style-name="P5"><text:span text:style-name="Car._20_predefinito_20_paragrafo"><text:span text:style-name="T4">Considerato che</text:span></text:span><text:span text:style-name="Car._20_predefinito_20_paragrafo"><text:span text:style-name="T8">:</text:span></text:span></text:p>
      <text:p text:style-name="P8">- in data………….., relativamente alle opere oggetto del presente provvedimento è stata rilasciata l'autorizzazione paesaggistica n. <text:s text:c="2"/>………….. ai sensi dell’articolo 146 del D.Lgs 22.01.2004 n. 42.</text:p>
      <text:p text:style-name="P7">Ritenuto:</text:p>
      <text:p text:style-name="P6"><text:span text:style-name="Car._20_predefinito_20_paragrafo"><text:span text:style-name="T8">- che la procedura seguita è regolare ed i relativi atti non danno luogo a sostanziali rilievi.</text:span></text:span><text:span text:style-name="Car._20_predefinito_20_paragrafo"><text:span text:style-name="T4"> </text:span></text:span></text:p>
      <text:p text:style-name="P5"><text:span text:style-name="Car._20_predefinito_20_paragrafo"><text:span text:style-name="T5">Precisato</text:span></text:span><text:span text:style-name="Car._20_predefinito_20_paragrafo"><text:span text:style-name="T8">:</text:span></text:span></text:p>
      <text:p text:style-name="P8">- che le norme del regolamento edilizio applicabili a tutti gli aspetti ed adempimenti derivanti dal presente permesso di costruire e comunque a termini di legge si intendono qui espressamente richiamate.</text:p>
      <text:p text:style-name="P23">RILASCIA IL PERMESSO DI COSTRUIRE</text:p>
      <text:p text:style-name="P5"><text:span text:style-name="Car._20_predefinito_20_paragrafo"><text:span text:style-name="T11">ai</text:span></text:span><text:span text:style-name="Car._20_predefinito_20_paragrafo"><text:span text:style-name="T3"> </text:span></text:span><text:span text:style-name="Car._20_predefinito_20_paragrafo"><text:span text:style-name="T11">sensi ed agli effetti <text:s/>dell’art. 31 della Legge Regionale. 6 giugno 2008 n. 16 e s.m.i</text:span></text:span><text:span text:style-name="Car._20_predefinito_20_paragrafo"><text:span text:style-name="T8"> , fatti salvi i diritti dei terzi e le autorizzazioni di competenza di altri Enti, <text:s/>al Signor </text:span></text:span>[elenco_richiedenti]<text:span text:style-name="Car._20_predefinito_20_paragrafo"><text:span text:style-name="T8"> <text:s/>per l’esecuzione delle opere di variante al permesso di costruire n. ………del………… indicate in premessa da realizzare presso gli immobili sopra identificati.</text:span></text:span></text:p>
      <text:p text:style-name="P8">Le opere di variante dovranno essere eseguite in conformità ai seguenti elaborati di progetto:</text:p>
      <text:p text:style-name="P8">1) relazione tecnica</text:p>
      <text:p text:style-name="P8">2) </text:p>
      <text:p text:style-name="P8">3)</text:p>
      <text:p text:style-name="P8">4)</text:p>
      <text:p text:style-name="P8"><text:soft-page-break/>che sottoscritti dal richiedente e dal summenzionato progettista si allegano alla presente muniti di visto in data odierna alle seguenti condizioni:</text:p>
      <text:p text:style-name="P8">- sia ottemperato a quanto indicato in premessa circa le prescrizioni formulate dalla Commissione Edilizia nella seduta del *, dall’Azienda sanitaria locale n. 2 del Savonese Ufficio Igiene Pubblica in data * e dal Settore Qualità e Dotazioni Urbane in data * e dal Comando di Polizia Municipale in data;</text:p>
      <text:p text:style-name="P8">sia ottemperato a quanto indicato in premessa circa le prescrizioni espresse da: (???????).</text:p>
      <text:p text:style-name="P16"><text:span text:style-name="Car._20_predefinito_20_paragrafo"><text:span text:style-name="T20">L'esecuzione delle opere comporta / non comporta  la corresponsione del contributo di costruzione di cui Legge regionale n° 25 del 7 aprile 1995, ai sensi dell'art. 38 </text:span></text:span><text:span text:style-name="Car._20_predefinito_20_paragrafo"><text:span text:style-name="T16">(o 39 verificare) </text:span></text:span><text:span text:style-name="Car._20_predefinito_20_paragrafo"><text:span text:style-name="T20">della Legge Regionale. 6 giugno 2008 n. 16 e s.m.i., come di seguito determinati:</text:span></text:span></text:p>
      <text:p text:style-name="P8">All'atto del rilascio della presente il richiedente dovrà:</text:p>
      <text:p text:style-name="P8">1) versare alla Civica Tesoreria del Comune di Savona la quota di contributo ai sensi dell'art. 2, comma 1, lett. a) della Legge regionale n° 25 del 7 aprile 995 che risulta così suddivisa:</text:p>
      <table:table table:name="Tabella3" table:style-name="Tabella3">
        <table:table-column table:style-name="Tabella3.A"/>
        <table:table-column table:style-name="Tabella3.B"/>
        <table:table-row>
          <table:table-cell table:style-name="Tabella3.A1" office:value-type="string">
            <text:p text:style-name="P3">a) quota interesse esclusivo operatore (B1):</text:p>
            <text:p text:style-name="P3"/>
          </table:table-cell>
          <table:table-cell table:style-name="Tabella3.A1" office:value-type="string">
            <text:p text:style-name="P4">[oneri_<text:span text:style-name="T22">urb_</text:span>1]</text:p>
          </table:table-cell>
        </table:table-row>
        <table:table-row>
          <table:table-cell table:style-name="Tabella3.A1" office:value-type="string">
            <text:p text:style-name="P3">b) quota di interesse generale (B2): </text:p>
            <text:p text:style-name="P3"/>
          </table:table-cell>
          <table:table-cell table:style-name="Tabella3.A1" office:value-type="string">
            <text:p text:style-name="P21">[oneri_<text:span text:style-name="T22">urb_</text:span>2]</text:p>
          </table:table-cell>
        </table:table-row>
        <table:table-row>
          <table:table-cell table:style-name="Tabella3.A1" office:value-type="string">
            <text:p text:style-name="P4">complessivamente</text:p>
          </table:table-cell>
          <table:table-cell table:style-name="Tabella3.A1" office:value-type="string">
            <text:p text:style-name="P21">[oneri_<text:span text:style-name="T22">urb]</text:span></text:p>
          </table:table-cell>
        </table:table-row>
        <table:table-row>
          <table:table-cell table:style-name="Tabella3.A1" office:value-type="string">
            <text:p text:style-name="P4"/>
          </table:table-cell>
          <table:table-cell table:style-name="Tabella3.A1" office:value-type="string">
            <text:p text:style-name="P4"/>
          </table:table-cell>
        </table:table-row>
      </table:table>
      <text:p text:style-name="P8">2) versare alla Civica Tesoreria del Comune di Savona la somma di [oneri_cc] quale quota di contributo ai sensi dell'art. 2, comma 1, lett. b) della Legge Regionale del 7 aprile 1995 n° 25.</text:p>
      <text:p text:style-name="P15">La vigilanza delle opere sarà esercitata ai sensi delle norme di cui al Titolo IV della Parte I della L.R. 6 giugno 2008, n° 16 e s.m.i. a mezzo di funzionari ed agenti comunali e di ogni altro strumento di controllo che si riterrà utile adottare.</text:p>
      <text:p text:style-name="P16"><text:span text:style-name="Car._20_predefinito_20_paragrafo"><text:span text:style-name="T11">In caso di inosservanza di norme, di leggi o di regolamenti, nonché delle prescrizioni e modalità esecutive contenute nel presente permesso di costruire o negli elaborati tecnici ad esso allegati, si procederà alla applicazione delle procedure sanzionatorie, di sospensione di opere o demolitorie, commisurate alle violazioni accertate, previste dalla vigente normativa e regolamentazione in materia.</text:span></text:span></text:p>
      <text:p text:style-name="P16"><text:soft-page-break/><text:span text:style-name="Car._20_predefinito_20_paragrafo"><text:span text:style-name="T16">(da vedere caso x caso ora che sta entrando in vigore il PUC) </text:span></text:span><text:span text:style-name="Car._20_predefinito_20_paragrafo"><text:span text:style-name="T20">L'entrata in vigore di nuove previsioni urbanistiche con le quali la presente variante sia in contrasto, comporta decadenza dello stesso, salvo che i lavori siano stati iniziati e vengano completati entro tre anni dalla data di inizio già comunicata in seguito al rilascio del permesso di costruire n………..di cui il presente provvedimento costituisce variante;</text:span></text:span></text:p>
      <text:p text:style-name="P16"><text:span text:style-name="Car._20_predefinito_20_paragrafo"><text:span text:style-name="T11">Il presente permesso di costruire costituisce solo una presunzione della conformità delle opere progettate alle leggi e regolamenti in vigore e non esonera dall'obbligo di attenersi strettamente a dette leggi e regolamenti sotto la propria responsabilità, anche nei riguardi dei diritti dei terzi.</text:span></text:span></text:p>
      <text:p text:style-name="P16"><text:span text:style-name="Car._20_predefinito_20_paragrafo"><text:span text:style-name="T14">Il presente permesso di costruire sarà notificato all'interessato a mezzo dei messi comunali</text:span></text:span><text:span text:style-name="Car._20_predefinito_20_paragrafo"><text:span text:style-name="T11">.</text:span></text:span></text:p>
      <text:p text:style-name="P15">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16"><text:span text:style-name="Car._20_predefinito_20_paragrafo"><text:span text:style-name="T11">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span></text:span></text:p>
      <text:p text:style-name="P15">Del rilascio del presente permesso di costruire sarà data notizia al pubblico nei modi prescritti dall'ottavo comma del comma 7 dell’art. 20 del D.P.R. 6 giugno 2001, n° 380 e s.m.i. e del comma 9 dell’art. 31 della L.R. 6 giugno 2008 n. 16 e s.m.i.</text:p>
      <text:p text:style-name="P5"><text:span text:style-name="Car._20_predefinito_20_paragrafo"><text:span text:style-name="T4">Restano fermi gli obblighi e le prescrizioni derivanti dal permesso di costruire </text:span></text:span><text:span text:style-name="Car._20_predefinito_20_paragrafo"><text:span text:style-name="T7">n° * del *</text:span></text:span><text:span text:style-name="Car._20_predefinito_20_paragrafo"><text:span text:style-name="T4"> che qui si intendono integralmente richiamati.</text:span></text:span></text:p>
      <text:p text:style-name="P8"><text:soft-page-break/>Avverso il presente provvedimento può essere opposto ricorso davanti al competente T.A.R. entro 60 giorni dalla notifica della presente ovvero ricorso straordinario al Capo dello Stato entro 120 giorni dalla stessa data.</text:p>
      <text:p text:style-name="P9">Savona, _______________</text:p>
      <table:table table:name="Tabella4" table:style-name="Tabella4">
        <table:table-column table:style-name="Tabella4.A"/>
        <table:table-column table:style-name="Tabella4.B"/>
        <table:table-row>
          <table:table-cell table:style-name="Tabella4.A1" office:value-type="string">
            <text:p text:style-name="P9"/>
          </table:table-cell>
          <table:table-cell table:style-name="Tabella4.A1" office:value-type="string">
            <text:p text:style-name="P17">Il Dirigente</text:p>
            <text:p text:style-name="P17">Arch. Giovanna Macario</text:p>
          </table:table-cell>
        </table:table-row>
      </table:table>
      <text:p text:style-name="P8"/>
      <text:p text:style-name="P20"/>
      <text:p text:style-name="P19">COMUNE DI SAVONA</text:p>
      <text:p text:style-name="P18">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17"><text:s text:c="5"/>per ricevuta <text:s text:c="58"/>il Messo comunale</text:p>
      <text:p text:style-name="P17"/>
      <text:p text:style-name="P17">__________________<text:tab/><text:tab/><text:tab/> <text:s text:c="7"/>­­­­­­­­­­­­_____________________</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e" style:next-style-name="Normale" style:default-outline-level="1" style:class="text">
      <style:paragraph-properties fo:margin-left="0.501cm" fo:margin-right="0.499cm" fo:line-height="200%" fo:text-align="justify" style:justify-single-word="false" fo:hyphenation-ladder-count="no-limit" fo:text-indent="0cm" style:auto-text-indent="false" fo:keep-with-next="always">
        <style:tab-stops/>
      </style:paragraph-properties>
      <style:text-properties fo:font-size="11pt" fo:font-weight="bold" style:font-size-asian="11pt" style:font-weight-asian="bold" style:font-weight-complex="bold" fo:hyphenate="false"/>
    </style:style>
    <style:style style:name="Heading_20_2" style:display-name="Heading 2" style:family="paragraph" style:parent-style-name="Normale" style:next-style-name="Normale" style:default-outline-level="2" style:class="text">
      <style:paragraph-properties fo:margin-left="0.501cm" fo:margin-right="0.499cm" fo:line-height="200%" fo:text-align="center" style:justify-single-word="false" fo:hyphenation-ladder-count="no-limit" fo:text-indent="0cm" style:auto-text-indent="false" fo:keep-with-next="always">
        <style:tab-stops/>
      </style:paragraph-properties>
      <style:text-properties fo:font-size="11pt" fo:font-weight="bold" style:font-size-asian="11pt" style:font-weight-asian="bold"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ar._20_predefinito_20_paragrafo" style:display-name="Car. predefinito paragrafo" style:family="text"/>
    <style:style style:name="Numero_20_pagina" style:display-name="Numero pagina" style:family="text" style:parent-style-name="Car._20_predefinito_20_paragrafo"/>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5.526cm" fo:margin-left="0.376cm" table:align="left"/>
    </style:style>
    <style:style style:name="Tabella1.A" style:family="table-column">
      <style:table-column-properties style:column-width="5.175cm"/>
    </style:style>
    <style:style style:name="Tabella1.A1" style:family="table-cell">
      <style:table-cell-properties fo:padding-left="0.125cm" fo:padding-right="0.125cm" fo:padding-top="0cm" fo:padding-bottom="0cm" fo:border="0.75pt solid #000000"/>
    </style:style>
    <style:style style:name="Tabella6" style:family="table">
      <style:table-properties style:width="15.526cm" fo:margin-left="0.376cm" table:align="left"/>
    </style:style>
    <style:style style:name="Tabella6.A" style:family="table-column">
      <style:table-column-properties style:column-width="5.175cm"/>
    </style:style>
    <style:style style:name="Tabella6.A1" style:family="table-cell">
      <style:table-cell-properties fo:padding-left="0.125cm" fo:padding-right="0.125cm" fo:padding-top="0cm" fo:padding-bottom="0cm" fo:border="0.75pt solid #000000"/>
    </style:style>
    <style:style style:name="Tabella2" style:family="table">
      <style:table-properties style:width="16.002cm" fo:margin-left="0.125cm" table:align="left"/>
    </style:style>
    <style:style style:name="Tabella2.A" style:family="table-column">
      <style:table-column-properties style:column-width="5.278cm"/>
    </style:style>
    <style:style style:name="Tabella2.B" style:family="table-column">
      <style:table-column-properties style:column-width="5.403cm"/>
    </style:style>
    <style:style style:name="Tabella2.C" style:family="table-column">
      <style:table-column-properties style:column-width="5.322cm"/>
    </style:style>
    <style:style style:name="Tabella2.A1" style:family="table-cell">
      <style:table-cell-properties fo:padding-left="0.125cm" fo:padding-right="0.125cm" fo:padding-top="0cm" fo:padding-bottom="0cm" fo:border="0.75pt solid #000000"/>
    </style:style>
    <style:style style:name="MP1" style:family="paragraph" style:parent-style-name="Footer">
      <style:paragraph-properties fo:text-align="center" style:justify-single-word="false"/>
    </style:style>
    <style:style style:name="MP2" style:family="paragraph" style:parent-style-name="Normale">
      <style:text-properties fo:font-size="7pt" style:letter-kerning="true" style:font-size-asian="7pt" style:language-asian="ar" style:country-asian="SA" style:font-size-complex="7pt" style:font-weight-complex="bold"/>
    </style:style>
    <style:style style:name="MP3" style:family="paragraph">
      <style:paragraph-properties fo:text-align="justify"/>
    </style:style>
    <style:style style:name="MP4" style:family="paragraph">
      <style:paragraph-properties fo:margin-left="0cm" fo:margin-right="0cm" fo:text-align="start" fo:text-indent="0cm">
        <style:tab-stops/>
      </style:paragraph-properties>
    </style:style>
    <style:style style:name="MP5" style:family="paragraph">
      <style:paragraph-properties style:writing-mode="lr-tb"/>
    </style:style>
    <style:style style:name="MP6" style:family="paragraph" style:parent-style-name="Footer">
      <style:paragraph-properties fo:text-align="center" style:justify-single-word="false"/>
      <style:text-properties officeooo:rsid="0006f1f4" officeooo:paragraph-rsid="0006f1f4"/>
    </style:style>
    <style:style style:name="MT1" style:family="text">
      <style:text-properties officeooo:rsid="0007233d"/>
    </style:style>
    <style:style style:name="MT2" style:family="text"/>
    <style:style style:name="MT3" style:family="text">
      <style:text-properties style:font-name="Arial" fo:font-size="22pt" fo:font-weight="bold" style:font-size-asian="22pt" style:font-weight-asian="bold"/>
    </style:style>
    <style:style style:name="MT4" style:family="text">
      <style:text-properties fo:font-size="16pt" fo:font-style="italic" style:font-size-asian="16pt" style:font-style-asian="italic"/>
    </style:style>
    <style:style style:name="MT5" style:family="text">
      <style:text-properties fo:font-size="12pt" fo:font-style="italic" fo:font-weight="normal" style:font-size-asian="12pt" style:font-style-asian="italic" style:font-weight-asian="normal" style:font-size-complex="12pt" style:font-weight-complex="bold"/>
    </style:style>
    <style:style style:name="MT6" style:family="text">
      <style:text-properties fo:color="#80808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writing-mode="lr-tb">
        <style:background-image/>
      </style:graphic-properties>
    </style:style>
    <style:style style:name="Mfr2"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8.767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501cm" fo:margin-right="2.501cm" style:writing-mode="lr-tb" style:footnote-max-height="0cm">
        <style:footnote-sep style:width="0.018cm" style:line-style="solid"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501cm" fo:margin-right="2.501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73cm" fo:margin-left="0cm" fo:margin-right="0cm" fo:margin-top="0cm" style:dynamic-spacing="true"/>
      </style:footer-style>
    </style:page-layout>
  </office:automatic-styles>
  <office:master-styles>
    <style:master-page style:name="Standard" style:page-layout-name="Mpm1"/>
    <style:master-page style:name="MP0" style:page-layout-name="Mpm2">
      <style:footer>
        <table:table table:name="Tabella1" table:style-name="Tabella1">
          <table:table-column table:style-name="Tabella1.A" table:number-columns-repeated="3"/>
          <table:table-row>
            <table:table-cell table:style-name="Tabella1.A1" office:value-type="string">
              <text:p text:style-name="MP1">ISTRUTTORE TECNICO</text:p>
              <text:p text:style-name="MP1">[<text:span text:style-name="MT1">istruttore_tecnico</text:span>]</text:p>
              <text:p text:style-name="MP1"/>
              <text:p text:style-name="MP1"/>
            </table:table-cell>
            <table:table-cell table:style-name="Tabella1.A1" office:value-type="string">
              <text:p text:style-name="MP1">RESPONSABILE DEL PROCEDIMENTO</text:p>
              <text:p text:style-name="MP1">geom. Ivo Maffioli</text:p>
            </table:table-cell>
            <table:table-cell table:style-name="Tabella1.A1" office:value-type="string">
              <text:p text:style-name="MP1">DIRIGENTE</text:p>
              <text:p text:style-name="MP1"/>
              <text:p text:style-name="MP1">Arch. Giovanna Macario</text:p>
            </table:table-cell>
          </table:table-row>
        </table:table>
        <text:p text:style-name="Footer"><text:s text:c="74"/>file:<text:file-name text:display="full">C:\Users\Claudio\Dropbox\Modelli di stampa Savona\documenti\PROVVEDIMENTI\variante permesso 04_2013.odt</text:file-name><text:tab/><text:tab/></text:p>
        <text:p text:style-name="Footer"><text:tab/> <text:s text:c="139"/>Pagina <text:span text:style-name="Numero_20_pagina"><text:page-number text:select-page="current">7</text:page-number></text:span><text:span text:style-name="Numero_20_pagina"> di 5</text:span></text:p>
      </style:footer>
      <style:footer-left style:display="false">
        <table:table table:name="Tabella6" table:style-name="Tabella6">
          <table:table-column table:style-name="Tabella6.A" table:number-columns-repeated="3"/>
          <table:table-row>
            <table:table-cell table:style-name="Tabella6.A1" office:value-type="string">
              <text:p text:style-name="MP1">ISTRUTTORE TECNICO</text:p>
              <text:p text:style-name="MP1">[<text:span text:style-name="MT1">istruttore_tecnico</text:span>]</text:p>
              <text:p text:style-name="MP1"/>
              <text:p text:style-name="MP1"/>
            </table:table-cell>
            <table:table-cell table:style-name="Tabella6.A1" office:value-type="string">
              <text:p text:style-name="MP1">RESPONSABILE DEL PROCEDIMENTO</text:p>
              <text:p text:style-name="MP1">geom. Ivo Maffioli</text:p>
            </table:table-cell>
            <table:table-cell table:style-name="Tabella6.A1" office:value-type="string">
              <text:p text:style-name="MP1">DIRIGENTE</text:p>
              <text:p text:style-name="MP1"/>
              <text:p text:style-name="MP1">Arch. Giovanna Macario</text:p>
            </table:table-cell>
          </table:table-row>
        </table:table>
        <text:p text:style-name="Footer"><text:s text:c="74"/>file:<text:file-name text:display="full">C:\Users\Claudio\Dropbox\Modelli di stampa Savona\documenti\PROVVEDIMENTI\variante permesso 04_2013.odt</text:file-name><text:tab/><text:tab/></text:p>
        <text:p text:style-name="Footer"><text:tab/> <text:s text:c="139"/>Pagina <text:span text:style-name="Numero_20_pagina"><text:page-number text:select-page="current">8</text:page-number></text:span><text:span text:style-name="Numero_20_pagina"> di 5</text:span></text:p>
      </style:footer-left>
    </style:master-page>
    <style:master-page style:name="MPF0" style:page-layout-name="Mpm3" style:next-style-name="MP0">
      <style:header>
        <text:p text:style-name="Header"><draw:frame draw:style-name="Mfr1" draw:name="Text Box 2" text:anchor-type="paragraph" svg:x="11.506cm" svg:y="0.325cm" svg:width="4.233cm" style:rel-width="scale" svg:height="2.54cm" style:rel-height="scale" draw:z-index="2"><draw:text-box><text:p text:style-name="MP2">IMPOSTA DI BOLLO ASSOLTA IN MODO VIRTUALE </text:p><text:p text:style-name="MP2">GIUSTA AUTORIZZAZIONE DEL DIRETTORE TERRITORIALE DELL'UFFICIO DI SAVONA </text:p><text:p text:style-name="MP2">DEL 03/01/2013 – PROT. 96/2013</text:p></draw:text-box></draw:frame><draw:custom-shape text:anchor-type="paragraph" draw:z-index="1" draw:name="Rectangle 1" draw:style-name="Mgr1" draw:text-style-name="MP5" svg:width="8.767cm" svg:height="3.559cm" svg:x="2.316cm" svg:y="0.275cm"><text:p text:style-name="MP3"><text:span text:style-name="MT3">Comune di Savona</text:span></text:p><text:p text:style-name="MP3"><text:span text:style-name="MT4">Settore Pianificazione Territoriale</text:span></text:p><text:p text:style-name="MP4"><text:span text:style-name="MT5">Sportello Unico per l’Edilizia</text:span></text:p><text:p text:style-name="MP3"><text:span text:style-name="MT6"/></text:p><draw:enhanced-geometry svg:viewBox="0 0 21600 21600" draw:type="non-primitive" draw:enhanced-path="M 0 0 L 21600 0 21600 21600 0 21600 Z N"/></draw:custom-shape><draw:frame draw:style-name="Mfr2" draw:name="Picture 1" text:anchor-type="as-char" svg:width="2.17cm" style:rel-width="scale" svg:height="3.122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2" table:style-name="Tabella2">
          <table:table-column table:style-name="Tabella2.A"/>
          <table:table-column table:style-name="Tabella2.B"/>
          <table:table-column table:style-name="Tabella2.C"/>
          <table:table-row>
            <table:table-cell table:style-name="Tabella2.A1" office:value-type="string">
              <text:p text:style-name="MP1">ISTRUTTORE TECNICO</text:p>
              <text:p text:style-name="MP6">[onload.istruttore_tecnico]</text:p>
              <text:p text:style-name="MP1"/>
              <text:p text:style-name="MP1"/>
            </table:table-cell>
            <table:table-cell table:style-name="Tabella2.A1" office:value-type="string">
              <text:p text:style-name="MP1">RESPONSABILE DEL PROCEDIMENTO</text:p>
              <text:p text:style-name="MP1">geom. Ivo Maffioli</text:p>
            </table:table-cell>
            <table:table-cell table:style-name="Tabella2.A1" office:value-type="string">
              <text:p text:style-name="MP1">DIRIGENTE</text:p>
              <text:p text:style-name="MP1"/>
              <text:p text:style-name="MP1">Arch. Giovanna Macario</text:p>
            </table:table-cell>
          </table:table-row>
        </table:table>
        <text:p text:style-name="Footer"><text:span text:style-name="Numero_20_pagina">ultimazione documento: <text:s text:c="11"/>f</text:span>ile:<text:file-name text:display="full">C:\Users\Claudio\Dropbox\Modelli di stampa Savona\documenti\PROVVEDIMENTI\variante permesso 04_2013.odt</text:file-name><text:tab/><text:tab/></text:p>
        <text:p text:style-name="Footer"><text:tab/> <text:s text:c="142"/>Pagina <text:span text:style-name="Numero_20_pagina"><text:page-number text:select-page="current">1</text:page-number></text:span><text:span text:style-name="Numero_20_pagina"> di 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dc:title/>
    <meta:initial-creator>Claudio</meta:initial-creator>
    <meta:creation-date>2014-01-28T09:52:00Z</meta:creation-date>
    <dc:date>2014-02-03T14:29:03.806000000</dc:date>
    <meta:print-date>2011-02-02T07:34:00Z</meta:print-date>
    <meta:editing-cycles>6</meta:editing-cycles>
    <meta:editing-duration>PT1H54M46S</meta:editing-duration>
    <meta:document-statistic meta:table-count="5" meta:image-count="0" meta:object-count="1" meta:page-count="8" meta:paragraph-count="123" meta:word-count="2170" meta:character-count="14804" meta:non-whitespace-character-count="11999"/>
    <meta:template xlink:type="simple" xlink:actuate="onRequest" xlink:title="" xlink:href="./variante%20permesso%2004_2013.dot"/>
  </office:meta>
</office:document-meta>
</file>